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11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0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2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3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4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5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6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7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8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9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0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1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2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3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4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5" style:family="paragraph" style:parent-style-name="Preformatted_20_Text">
      <style:text-properties style:font-name="Courier New" fo:font-size="10pt" style:font-size-asian="10pt" style:font-size-complex="10pt"/>
    </style:style>
    <style:style style:name="P76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7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8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80" style:family="paragraph" style:parent-style-name="Table_20_Contents">
      <style:text-properties style:font-name="Courier New" fo:font-size="10pt" style:font-size-asian="10pt" style:font-size-complex="10pt"/>
    </style:style>
    <style:style style:name="P81" style:family="paragraph" style:parent-style-name="Standard">
      <style:text-properties officeooo:paragraph-rsid="008b97e2"/>
    </style:style>
    <style:style style:name="P8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83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8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9489a7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officeooo:rsid="0094f5ea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a49c9"/>
    </style:style>
    <style:style style:name="T20" style:family="text">
      <style:text-properties officeooo:rsid="001b737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4ead"/>
    </style:style>
    <style:style style:name="T23" style:family="text">
      <style:text-properties officeooo:rsid="0037af12"/>
    </style:style>
    <style:style style:name="T24" style:family="text">
      <style:text-properties officeooo:rsid="0039eda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70d36a"/>
    </style:style>
    <style:style style:name="T27" style:family="text">
      <style:text-properties officeooo:rsid="00741202"/>
    </style:style>
    <style:style style:name="T28" style:family="text">
      <style:text-properties officeooo:rsid="00743fc3"/>
    </style:style>
    <style:style style:name="T29" style:family="text">
      <style:text-properties officeooo:rsid="007cc2fb"/>
    </style:style>
    <style:style style:name="T30" style:family="text">
      <style:text-properties officeooo:rsid="007cc5a9"/>
    </style:style>
    <style:style style:name="T31" style:family="text">
      <style:text-properties officeooo:rsid="007eaf13"/>
    </style:style>
    <style:style style:name="T32" style:family="text">
      <style:text-properties officeooo:rsid="007ff895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officeooo:rsid="00805afe"/>
    </style:style>
    <style:style style:name="T35" style:family="text">
      <style:text-properties officeooo:rsid="00811fd3"/>
    </style:style>
    <style:style style:name="T36" style:family="text">
      <style:text-properties officeooo:rsid="008b97e2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d1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5</text:span></text:span><text:span text:style-name="Default_20_Paragraph_20_Font"><text:span text:style-name="T14">.</text:span></text:span><text:span text:style-name="Default_20_Paragraph_20_Font"><text:span text:style-name="T17">4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8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Web Storage api and JSON</text:p>
          </table:table-cell>
          <table:table-cell table:style-name="Table1.A1" office:value-type="string">
            <text:h text:style-name="P84" text:outline-level="3">element.dataset &amp; data-* attributes</text:h>
          </table:table-cell>
          <table:table-cell table:style-name="Table1.C1" office:value-type="string">
            <text:h text:style-name="P83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1"/>
            <text:p text:style-name="P11">IE8+</text:p>
            <text:p text:style-name="P11"/>
            <text:p text:style-name="P40">localStorage:</text:p>
            <text:p text:style-name="P11">localStorage.length;</text:p>
            <text:p text:style-name="P11">localStorage.key(index);</text:p>
            <text:p text:style-name="P11">localStorage.getItem(key);</text:p>
            <text:p text:style-name="P11">localStorage.setItem(key, data);</text:p>
            <text:p text:style-name="P11">localStorage.removeItem(key);</text:p>
            <text:p text:style-name="P11">localStorage.clear();</text:p>
            <text:p text:style-name="P11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1"/>
            <text:p text:style-name="P40">hasItem:</text:p>
            <text:p text:style-name="P11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40"/>
            <text:p text:style-name="P40">setJSON:</text:p>
            <text:p text:style-name="P11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40"/>
            <text:p text:style-name="P40">getJSON:</text:p>
            <text:p text:style-name="P11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1"/>
            <text:p text:style-name="P11">- IE11 compatible</text:p>
            <text:p text:style-name="P11">- element data-* attributes</text:p>
            <text:p text:style-name="P11">- no methods and events</text:p>
            <text:p text:style-name="P11"/>
            <text:p text:style-name="P40">camelcase:</text:p>
            <text:p text:style-name="P11">element.data-name</text:p>
            <text:p text:style-name="P11"><text:s text:c="2"/>-&gt; element.dataset.name</text:p>
            <text:p text:style-name="P11">element.data-first-second</text:p>
            <text:p text:style-name="P11"><text:s text:c="2"/>-&gt; element.dataset.firstSecond</text:p>
            <text:p text:style-name="P11"/>
            <text:p text:style-name="P40">set:</text:p>
            <text:p text:style-name="P11">element.dataset.name = "value";</text:p>
            <text:p text:style-name="P11">element.dataset["name"] = "value";</text:p>
            <text:p text:style-name="P11">element.setAttribute("data-name", "value");</text:p>
            <text:p text:style-name="P11">element["data-name"] = "value";</text:p>
            <text:p text:style-name="P11"/>
            <text:p text:style-name="P40">get:</text:p>
            <text:p text:style-name="P11">element.dataset.name;</text:p>
            <text:p text:style-name="P11">element.dataset["name"];</text:p>
            <text:p text:style-name="P11">element.getAttribute("data-name");</text:p>
            <text:p text:style-name="P11">element["data-name"];</text:p>
            <text:p text:style-name="P11"/>
            <text:p text:style-name="P40">remove:</text:p>
            <text:p text:style-name="P11">element.removeAttribute("data-name");</text:p>
            <text:p text:style-name="P11"/>
            <text:p text:style-name="P40">check:</text:p>
            <text:p text:style-name="P11">element.hasAttribute("data-name");</text:p>
            <text:p text:style-name="P11"/>
          </table:table-cell>
          <table:table-cell table:style-name="Table1.C2" office:value-type="string">
            <text:p text:style-name="P11"/>
            <text:p text:style-name="P11">IE10+11 compatible</text:p>
            <text:p text:style-name="P11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1">new &lt;TypedArray&gt;(length);</text:p>
            <text:p text:style-name="P11">new &lt;TypedArray&gt;(typedArray);</text:p>
            <text:p text:style-name="P11">new &lt;TypedArray&gt;(object);</text:p>
            <text:p text:style-name="P11">new &lt;TypedArray&gt;(buffer[,byteOffset[,len]]);</text:p>
            <text:p text:style-name="P11"/>
            <text:p text:style-name="P40">Int8Array();</text:p>
            <text:p text:style-name="P11">-128 to 127, 1 byte, int8_t, Shortint</text:p>
            <text:p text:style-name="P40">Uint8Array();</text:p>
            <text:p text:style-name="P11">0 to 255, 1 byte, uint8_t, <text:span text:style-name="T19">Byte</text:span></text:p>
            <text:p text:style-name="Standard"><text:span text:style-name="Default_20_Paragraph_20_Font"><text:span text:style-name="T3">Uint8ClampedArray(); - not in IE10-11</text:span></text:span></text:p>
            <text:p text:style-name="P11">0 to 255, 1 byte, uint8_t, <text:span text:style-name="T19">Byte</text:span></text:p>
            <text:p text:style-name="P40">Int16Array();</text:p>
            <text:p text:style-name="P11">-32768 to 32767, 2 byte, int16_t, Smallint</text:p>
            <text:p text:style-name="P40">Uint16Array();</text:p>
            <text:p text:style-name="P11">0 to 65535, 2 byte, uint16_t, <text:span text:style-name="T19">Word</text:span></text:p>
            <text:p text:style-name="P40">Int32Array();</text:p>
            <text:p text:style-name="P11">-2147483648 to 2147483647, 4 byte, int32_t</text:p>
            <text:p text:style-name="P40">Uint32Array();</text:p>
            <text:p text:style-name="P11">0 to 4294967295, 4 byte, uint32_t, Longword</text:p>
            <text:p text:style-name="P40">BigInt64Array(); - not in IE10-11</text:p>
            <text:p text:style-name="P11">-2**63 to 2**63-1, 8 byte, int64_t, Int64</text:p>
            <text:p text:style-name="P40">BigUint64Array(); - not in IE10-11</text:p>
            <text:p text:style-name="P11">0 to 2**64-1, 8 byte, uint64_t, QWord</text:p>
            <text:p text:style-name="P40">Float32Array();</text:p>
            <text:p text:style-name="P11">1.2x10-38 to 3.4x1038, 4 byte, float, <text:span text:style-name="T19">Real</text:span></text:p>
            <text:p text:style-name="P40">Float64Array();</text:p>
            <text:p text:style-name="P11">5.0x10-324 to 1.8x10308, 8 byte, <text:span text:style-name="T19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element.classList</text:p>
          </table:table-cell>
          <table:table-cell table:style-name="Table2.B1" office:value-type="string">
            <text:p text:style-name="P38">JSON</text:p>
          </table:table-cell>
        </table:table-row>
        <table:table-row>
          <table:table-cell table:style-name="Table2.A2" office:value-type="string">
            <text:p text:style-name="P11"/>
            <text:p text:style-name="P3"><text:span text:style-name="Source_20_Text"><text:span text:style-name="T4">IE10+IE11 don't have support for classList on SVG or MathML elements.</text:span></text:span></text:p>
            <text:p text:style-name="P11"/>
            <text:p text:style-name="P40">element.classList.add(String[,String]);</text:p>
            <text:p text:style-name="P11">IE10+11: yes (except the multiple arguments)</text:p>
            <text:p text:style-name="P57"/>
            <text:p text:style-name="P40">element.classList.remove(String[,String]);</text:p>
            <text:p text:style-name="P12">IE10+11: yes (except the multiple arguments)</text:p>
            <text:p text:style-name="P12">- Removing a class that does not exist, does NOT throw an error.</text:p>
            <text:p text:style-name="P11"/>
            <text:p text:style-name="P40">element.classList.contains(String);</text:p>
            <text:p text:style-name="P11">IE10+11: yes</text:p>
            <text:p text:style-name="P57"/>
            <text:p text:style-name="P40">element.classList.toggle(String[,force]);</text:p>
            <text:p text:style-name="P12">IE10+11: yes (except the second argument)</text:p>
            <text:p text:style-name="P12">- When only one argument is present: Toggle class value; if class exists then remove it and return false, if not, then add it and return true.</text:p>
            <text:p text:style-name="P12">- When a second argument is present: If the second argument evaluates to true, add specified class value, and if it evaluates to false, remove it.</text:p>
            <text:p text:style-name="P11"/>
            <text:p text:style-name="P40">element.classList.item(Number);</text:p>
            <text:p text:style-name="P11">IE10+11: yes</text:p>
            <text:p text:style-name="P11"/>
            <text:p text:style-name="P40">element.classList.length;</text:p>
            <text:p text:style-name="P11">IE10+11: yes</text:p>
            <text:p text:style-name="P57"/>
            <text:p text:style-name="P40">element.classList.replace(oldClass, newClass);</text:p>
            <text:p text:style-name="P12">IE10+11: No and the method isn't compatible with the Safari and mobile browsers too.</text:p>
            <text:p text:style-name="P57"/>
            <text:p text:style-name="P40">Remove all classes:</text:p>
            <text:p text:style-name="Standard"><text:span text:style-name="Source_20_Text"><text:span text:style-name="T4">element.className = "";</text:span></text:span></text:p>
            <text:p text:style-name="P11"/>
          </table:table-cell>
          <table:table-cell table:style-name="Table2.B2" office:value-type="string">
            <text:p text:style-name="P11"/>
            <text:p text:style-name="P11">IE8+</text:p>
            <text:p text:style-name="P11"/>
            <text:p text:style-name="Standard"><text:span text:style-name="Default_20_Paragraph_20_Font"><text:span text:style-name="T3">Valid Data Types</text:span></text:span></text:p>
            <text:p text:style-name="P11">- string</text:p>
            <text:p text:style-name="P11">- number</text:p>
            <text:p text:style-name="P11">- object (containing valid JSON values)</text:p>
            <text:p text:style-name="P11">- array</text:p>
            <text:p text:style-name="P11">- boolean</text:p>
            <text:p text:style-name="P11">- date</text:p>
            <text:p text:style-name="P11">- null</text:p>
            <text:p text:style-name="P11"/>
            <text:p text:style-name="Standard"><text:span text:style-name="Default_20_Paragraph_20_Font"><text:span text:style-name="T3">Invalid Data Types</text:span></text:span></text:p>
            <text:p text:style-name="P11">- function</text:p>
            <text:p text:style-name="P11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1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1"/>
            <text:p text:style-name="P40">JSON.stringify(value[,replacer[,space]]);</text:p>
            <text:p text:style-name="P11">Convert a JavaScript object to a JSON string.</text:p>
            <text:p text:style-name="P11"/>
            <text:p text:style-name="P11">JSON.stringify( { a: 1, b: "2", c: true } );</text:p>
            <text:p text:style-name="P57">// -&gt; "{\"a\":1,\"b\":\"2\",\"c\":true}"</text:p>
            <text:p text:style-name="P57"/>
            <text:p text:style-name="P11">JSON.stringify( [1, 2, 3, 4, 5] );</text:p>
            <text:p text:style-name="P57">// -&gt; "[1,2,3,4,5]"</text:p>
            <text:p text:style-name="P57"/>
            <text:p text:style-name="P40">JSON.parse(text[,reviver]);</text:p>
            <text:p text:style-name="P11">Parses a JSON string and returns a JavaScript object.</text:p>
            <text:p text:style-name="P11"/>
            <text:p text:style-name="P11">JSON.parse(JSON.stringify( {a: 1, b: "2", c: true} ));</text:p>
            <text:p text:style-name="P57">// -&gt; Object { a: 1, b: "2", c: true }</text:p>
            <text:p text:style-name="P57"/>
            <text:p text:style-name="P11">JSON.parse(JSON.stringify( [1, 2, 3, 4, 5] ));</text:p>
            <text:p text:style-name="P57">// -&gt; Array(5) [ 1, 2, 3, 4, 5 ]</text:p>
            <text:p text:style-name="P57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DOMParser</text:p>
          </table:table-cell>
          <table:table-cell table:style-name="Table3.A1" office:value-type="string">
            <text:p text:style-name="P39">BigInt <text:span text:style-name="T20">(Int64)</text:span></text:p>
          </table:table-cell>
        </table:table-row>
        <table:table-row>
          <table:table-cell table:style-name="Table3.A2" office:value-type="string">
            <text:p text:style-name="P11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1"/>
          </table:table-cell>
          <table:table-cell table:style-name="Table3.B2" table:number-rows-spanned="3" office:value-type="string">
            <text:p text:style-name="P11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1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1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1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1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1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1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1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1"/>
          </table:table-cell>
        </table:table-row>
        <table:table-row>
          <table:table-cell table:style-name="Table3.A3" office:value-type="string">
            <text:p text:style-name="P45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2"/>
            <text:p text:style-name="P22">function parseHTML (str) {</text:p>
            <text:p text:style-name="P22"><text:s text:c="2"/>return Array.from(</text:p>
            <text:p text:style-name="P22"><text:s text:c="4"/>(new DOMParser())</text:p>
            <text:p text:style-name="P22"><text:s text:c="6"/>.parseFromString(str, "text/html")</text:p>
            <text:p text:style-name="P22"><text:s text:c="6"/>.childNodes[0]</text:p>
            <text:p text:style-name="P22"><text:s text:c="6"/>.childNodes[1]</text:p>
            <text:p text:style-name="P22"><text:s text:c="6"/>.childNodes</text:p>
            <text:p text:style-name="P22"><text:s text:c="2"/>);</text:p>
            <text:p text:style-name="P22">}</text:p>
            <text:p text:style-name="P22"/>
            <text:p text:style-name="P22">parseHTML(</text:p>
            <text:p text:style-name="P22"><text:s text:c="2"/>"&lt;div&gt;1&lt;p&gt;2&lt;/p&gt;&lt;p&gt;3&lt;/p&gt;&lt;/div&gt;"</text:p>
            <text:p text:style-name="P22"><text:s text:c="2"/>+ "&lt;div&gt;4&lt;p&gt;5&lt;/p&gt;&lt;p&gt;6&lt;/p&gt;&lt;/div&gt;"</text:p>
            <text:p text:style-name="P22"><text:s text:c="2"/>+ "&lt;div&gt;7&lt;/div&gt;"</text:p>
            <text:p text:style-name="P22"><text:s text:c="2"/>+ "&lt;p&gt;8&lt;/p&gt;"</text:p>
            <text:p text:style-name="P22">);</text:p>
            <text:p text:style-name="P64">// -&gt; Array(4) [ div, div, div, p ]</text:p>
            <text:p text:style-name="P64">// Tested in IE11, Edge, Firefox and Chrome.</text:p>
            <text:p text:style-name="P22"/>
          </table:table-cell>
          <table:covered-table-cell table:style-name="Table3.B2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41">Fetch</text:p>
          </table:table-cell>
          <table:table-cell table:style-name="Táblázat1.B1" office:value-type="string">
            <text:p text:style-name="P42">Fetch <text:span text:style-name="T24">POST</text:span></text:p>
          </table:table-cell>
        </table:table-row>
        <table:table-row>
          <table:table-cell table:style-name="Táblázat1.A2" office:value-type="string">
            <text:p text:style-name="P13"/>
            <text:p text:style-name="P14">Firefox 39, Chrome 42, Edge14, Opera29 , Safari 10.1, Samsung <text:span text:style-name="T23">I. </text:span>4.0</text:p>
            <text:p text:style-name="P15"/>
            <text:p text:style-name="P58">// Example GET method implementation with TEXT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 data =&gt; console.log(data) )</text:p>
            <text:p text:style-name="P15"><text:s text:c="2"/>.catch( error =&gt; console.log(error) );</text:p>
            <text:p text:style-name="P15"/>
            <text:p text:style-name="P58">// Example GET method implementation with JSON:</text:p>
            <text:p text:style-name="P15">fetch("https://api.coindesk.com/v1/bpi/currentprice.json")</text:p>
            <text:p text:style-name="P15"><text:s text:c="2"/>.then( response =&gt; response.json() )</text:p>
            <text:p text:style-name="P15"><text:s text:c="2"/>.then( data =&gt; console.log(data.bpi.USD.rate) )</text:p>
            <text:p text:style-name="P15"><text:s text:c="2"/>.catch( error =&gt; console.log(error) );</text:p>
            <text:p text:style-name="P15"/>
            <text:p text:style-name="P58">// Example GET method implementation with TEXT and JSON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text =&gt; console.log(JSON.parse(text).bpi.USD.rate+"\n"+text))</text:p>
            <text:p text:style-name="P15"><text:s text:c="2"/>.catch( error =&gt; console.log(error) );</text:p>
            <text:p text:style-name="P15"/>
            <text:p text:style-name="P58">// Example POST method implementation with upload JSON data:</text:p>
            <text:p text:style-name="P15">const data = { username: "example" };</text:p>
            <text:p text:style-name="P15">fetch("https://example.com/profile", {</text:p>
            <text:p text:style-name="P15"><text:s text:c="4"/>method: "POST", // or "PUT"</text:p>
            <text:p text:style-name="P15"><text:s text:c="4"/>headers: { "Content-Type": "application/json", },</text:p>
            <text:p text:style-name="P15"><text:s text:c="4"/>body: JSON.stringify(data),</text:p>
            <text:p text:style-name="P15"><text:s text:c="2"/>})</text:p>
            <text:p text:style-name="P15"><text:s text:c="2"/>.then(response =&gt; response.json())</text:p>
            <text:p text:style-name="P15"><text:s text:c="2"/>.then(data =&gt; { console.log("Success:", data); })</text:p>
            <text:p text:style-name="P15"><text:s text:c="2"/>.catch((error) =&gt; { console.error("Error:", error); });</text:p>
            <text:p text:style-name="P15"/>
            <text:p text:style-name="P13"/>
          </table:table-cell>
          <table:table-cell table:style-name="Táblázat1.B2" office:value-type="string">
            <text:p text:style-name="P59"/>
            <text:p text:style-name="P59">// Example POST method implementation:</text:p>
            <text:p text:style-name="P60">// Default options are marked with *</text:p>
            <text:p text:style-name="P70">async function postData(url = "<text:span text:style-name="T22">url</text:span>", data = {}) {</text:p>
            <text:p text:style-name="P70"><text:s text:c="2"/>const response = await fetch(url, {</text:p>
            <text:p text:style-name="P71"><text:s text:c="4"/>method: "POST", </text:p>
            <text:p text:style-name="P61"><text:s text:c="4"/>// *GET, POST, PUT, DELETE, etc.</text:p>
            <text:p text:style-name="P71"><text:s text:c="4"/>mode: "cors",</text:p>
            <text:p text:style-name="P61"><text:s text:c="4"/>// no-cors, *cors, same-origin</text:p>
            <text:p text:style-name="P71"><text:s text:c="4"/>cache: "no-cache", </text:p>
            <text:p text:style-name="P61"><text:s text:c="4"/>// *default, no-cache, reload, force-cache, only-if-cached</text:p>
            <text:p text:style-name="P71"><text:s text:c="4"/>credentials: "same-origin", </text:p>
            <text:p text:style-name="P61"><text:s text:c="4"/>// include, *same-origin, omit</text:p>
            <text:p text:style-name="P72"><text:s text:c="4"/>headers: {"Content-Type": "application/json"},</text:p>
            <text:p text:style-name="P70"><text:s text:c="4"/><text:span text:style-name="T21">// "Content-Type": "application/x-www-form-urlencoded"</text:span></text:p>
            <text:p text:style-name="P71"><text:s text:c="4"/>redirect: "follow", </text:p>
            <text:p text:style-name="P61"><text:s text:c="4"/>// manual, *follow, error</text:p>
            <text:p text:style-name="P73"><text:s text:c="4"/>referrerPolicy: "no-referrer",</text:p>
            <text:p text:style-name="P62"><text:s text:c="4"/>// no-referrer, *no-referrer-when-downgrade, origin, origin-when-cross-origin, same-origin, strict-origin, strict-origin-when-cross-origin, unsafe-url</text:p>
            <text:p text:style-name="P73"><text:s text:c="4"/>body: JSON.stringify(data) </text:p>
            <text:p text:style-name="P62"><text:s text:c="4"/>// body data type must match "Content-Type" header</text:p>
            <text:p text:style-name="P70"><text:s text:c="2"/>});</text:p>
            <text:p text:style-name="P74"><text:s text:c="2"/>return response.json();</text:p>
            <text:p text:style-name="P63"><text:s text:c="2"/>// parses JSON response into native JavaScript objects</text:p>
            <text:p text:style-name="P70">}</text:p>
            <text:p text:style-name="P70"/>
            <text:p text:style-name="P70">postData("https://example.com/answer", { answer: 42 })</text:p>
            <text:p text:style-name="P70"><text:s text:c="2"/>.then(data =&gt; { console.log(data); });</text:p>
            <text:p text:style-name="P70"><text:s text:c="2"/><text:span text:style-name="T21">// JSON data parsed by `data.json()` call</text:span></text:p>
            <text:p text:style-name="P59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7">Nullish coalescing operator</text:p>
            <text:p text:style-name="P52">x ?? y</text:p>
          </table:table-cell>
          <table:table-cell table:style-name="Table4.A1" office:value-type="string">
            <text:p text:style-name="P47">Logical nullish assignment</text:p>
            <text:p text:style-name="P50">x ??= y</text:p>
          </table:table-cell>
          <table:table-cell table:style-name="Table4.A1" office:value-type="string">
            <text:p text:style-name="P47">Logical AND assign<text:span text:style-name="T27">m</text:span><text:span text:style-name="T28">ent</text:span></text:p>
            <text:p text:style-name="P50">x &amp;&amp;= y</text:p>
          </table:table-cell>
          <table:table-cell table:style-name="Table4.D1" office:value-type="string">
            <text:p text:style-name="P47">Logical OR assignment</text:p>
            <text:p text:style-name="P50">x ||= y</text:p>
          </table:table-cell>
        </table:table-row>
        <table:table-row>
          <table:table-cell table:style-name="Table4.A2" office:value-type="string">
            <text:p text:style-name="P27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26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3"/>
            <text:p text:style-name="P23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53"/>
          </table:table-cell>
          <table:table-cell table:style-name="Table4.B3" office:value-type="string">
            <text:p text:style-name="P23"/>
            <text:p text:style-name="P23">The logical nullish assignment <text:s/>operator <text:span text:style-name="T25">only assigns if x is nullish</text:span> <text:span text:style-name="T25">(null or undefined)</text:span>.</text:p>
            <text:p text:style-name="P23"/>
          </table:table-cell>
          <table:table-cell table:style-name="Table4.C3" office:value-type="string">
            <text:p text:style-name="P23"/>
            <text:p text:style-name="P23">The logical AND assignment <text:s/>operator <text:span text:style-name="T25">only assigns if x is truthy</text:span>.</text:p>
            <text:p text:style-name="P69"/>
          </table:table-cell>
          <table:table-cell table:style-name="Table4.D3" office:value-type="string">
            <text:p text:style-name="P23"/>
            <text:p text:style-name="P29">The logical OR assignment <text:s/>operator <text:span text:style-name="T25">only assigns if x is falsy</text:span>.</text:p>
            <text:p text:style-name="P29"><text:s/></text:p>
            <text:p text:style-name="P28">(false, 0, -0, 0n, "", '', ``, null, undefined, NaN)</text:p>
            <text:p text:style-name="P65"/>
          </table:table-cell>
        </table:table-row>
        <table:table-row>
          <table:table-cell table:style-name="Table4.A4" office:value-type="string">
            <text:p text:style-name="P32"/>
            <text:p text:style-name="P32">const nullValue = null;</text:p>
            <text:p text:style-name="P32">const emptyText = ""; <text:span text:style-name="T21">// falsy</text:span></text:p>
            <text:p text:style-name="P32">const someNumber = 42;</text:p>
            <text:p text:style-name="P32"/>
            <text:p text:style-name="P32">const valA = nullValue ?? "defaultA"; </text:p>
            <text:p text:style-name="P67">// "defaultA"</text:p>
            <text:p text:style-name="P32"/>
            <text:p text:style-name="P32">const valB = emptyText ?? "default B";</text:p>
            <text:p text:style-name="P67">// "" (empty string is not null or undefined)</text:p>
            <text:p text:style-name="P32"/>
            <text:p text:style-name="P32">const valC = someNumber ?? 0;</text:p>
            <text:p text:style-name="P67">// 42</text:p>
            <text:p text:style-name="P67"/>
          </table:table-cell>
          <table:table-cell table:style-name="Table4.B3" office:value-type="string">
            <text:p text:style-name="P28"/>
            <text:p text:style-name="P28">function config (options) {</text:p>
            <text:p text:style-name="P28"><text:s text:c="2"/>options.duration ??= 100;</text:p>
            <text:p text:style-name="P28"><text:s text:c="2"/>options.speed ??= 25;</text:p>
            <text:p text:style-name="P28"><text:s text:c="2"/>return options;</text:p>
            <text:p text:style-name="P28">}</text:p>
            <text:p text:style-name="P28"/>
            <text:p text:style-name="P28">config({duration: 125}); </text:p>
            <text:p text:style-name="P66">// {duration: 125, speed: 25}</text:p>
            <text:p text:style-name="P28"/>
            <text:p text:style-name="P28">config({}); </text:p>
            <text:p text:style-name="P66">// {duration: 100, speed: 25}</text:p>
            <text:p text:style-name="P28"/>
          </table:table-cell>
          <table:table-cell table:style-name="Table4.C4" office:value-type="string">
            <text:p text:style-name="P28"/>
            <text:p text:style-name="P28">let x = 0;</text:p>
            <text:p text:style-name="P28">let y = 1;</text:p>
            <text:p text:style-name="P28"/>
            <text:p text:style-name="P28">x &amp;&amp;= 0; <text:span text:style-name="T21">// 0</text:span></text:p>
            <text:p text:style-name="P28">x &amp;&amp;= 1; <text:span text:style-name="T21">// 0</text:span></text:p>
            <text:p text:style-name="P28">y &amp;&amp;= 1; <text:span text:style-name="T21">// 1</text:span></text:p>
            <text:p text:style-name="P28">y &amp;&amp;= 0; <text:span text:style-name="T21">// 0</text:span></text:p>
            <text:p text:style-name="P66"/>
          </table:table-cell>
          <table:table-cell table:style-name="Table4.D4" office:value-type="string">
            <text:p text:style-name="P23"/>
            <text:p text:style-name="P32">const a = { </text:p>
            <text:p text:style-name="P32"><text:s text:c="2"/>duration: 50, </text:p>
            <text:p text:style-name="P32"><text:s text:c="2"/>title: ""</text:p>
            <text:p text:style-name="P32">};</text:p>
            <text:p text:style-name="P28"/>
            <text:p text:style-name="P30">a.duration ||= 10;</text:p>
            <text:p text:style-name="P68">// 5</text:p>
            <text:p text:style-name="P28"/>
            <text:p text:style-name="P28">a.title ||= "title is empty.";</text:p>
            <text:p text:style-name="P66">// "title is empty"</text:p>
          </table:table-cell>
        </table:table-row>
        <table:table-row>
          <table:table-cell table:style-name="Table4.A4" office:value-type="string">
            <text:p text:style-name="P32"/>
            <text:p text:style-name="P32">let count = 0;</text:p>
            <text:p text:style-name="P32">let text = "";</text:p>
            <text:p text:style-name="P32">let qty = count || 42; <text:span text:style-name="T21">// 42</text:span></text:p>
            <text:p text:style-name="P67">let message = text || "hi!"; // "hi!"</text:p>
            <text:p text:style-name="P67"/>
          </table:table-cell>
          <table:table-cell table:style-name="Table4.B3" office:value-type="string">
            <text:p text:style-name="P28"/>
            <text:p text:style-name="P32">const a = { duration: 50 };</text:p>
            <text:p text:style-name="P32">a.duration ??= 10; <text:span text:style-name="T21">// 50</text:span></text:p>
            <text:p text:style-name="P32">a.speed ??= 25; <text:s text:c="3"/><text:span text:style-name="T21">// 25</text:span></text:p>
            <text:p text:style-name="P67"/>
          </table:table-cell>
          <table:table-cell table:style-name="Table4.C4" office:value-type="string">
            <text:p text:style-name="P28"/>
            <text:p text:style-name="P32">let a = 1;</text:p>
            <text:p text:style-name="P32">let b = 0;</text:p>
            <text:p text:style-name="P32">a &amp;&amp;= 2; <text:span text:style-name="T21">// 2</text:span></text:p>
            <text:p text:style-name="P32">b &amp;&amp;= 2; <text:span text:style-name="T21">// 0</text:span></text:p>
            <text:p text:style-name="P67"/>
          </table:table-cell>
          <table:table-cell table:style-name="Table4.D4" office:value-type="string">
            <text:p text:style-name="P23"/>
          </table:table-cell>
        </table:table-row>
        <table:table-row table:style-name="Table4.1">
          <table:table-cell table:style-name="Table4.A6" table:number-columns-spanned="2" office:value-type="string">
            <text:p text:style-name="P46"/>
          </table:table-cell>
          <table:covered-table-cell/>
          <table:table-cell table:style-name="Table4.C6" office:value-type="string">
            <text:p text:style-name="P47">equivalent</text:p>
          </table:table-cell>
          <table:table-cell table:style-name="Table4.D6" office:value-type="string">
            <text:p text:style-name="P47">not equivalent</text:p>
          </table:table-cell>
        </table:table-row>
        <table:table-row table:style-name="Table4.1">
          <table:table-cell table:style-name="Table4.C6" office:value-type="string">
            <text:p text:style-name="P49">Nullish coalescing operator (??)</text:p>
          </table:table-cell>
          <table:table-cell table:style-name="Table4.C6" office:value-type="string">
            <text:p text:style-name="P54">x ?? y </text:p>
          </table:table-cell>
          <table:table-cell table:style-name="Table4.C7" office:value-type="string">
            <text:p text:style-name="P31">(x != null) ? x : y</text:p>
          </table:table-cell>
          <table:table-cell table:style-name="Table4.D7" office:value-type="string">
            <text:p text:style-name="P25"/>
          </table:table-cell>
        </table:table-row>
        <table:table-row table:style-name="Table4.1">
          <table:table-cell table:style-name="Table4.C6" office:value-type="string">
            <text:p text:style-name="P49">Logical nullish assignment (??=)</text:p>
          </table:table-cell>
          <table:table-cell table:style-name="Table4.C6" office:value-type="string">
            <text:p text:style-name="P48">x ??= y</text:p>
          </table:table-cell>
          <table:table-cell table:style-name="Table4.C8" office:value-type="string">
            <text:p text:style-name="P24">x ?? (x = y);</text:p>
          </table:table-cell>
          <table:table-cell table:style-name="Table4.D8" office:value-type="string">
            <text:p text:style-name="P25">x = x ?? y;</text:p>
          </table:table-cell>
        </table:table-row>
        <table:table-row table:style-name="Table4.1">
          <table:table-cell table:style-name="Table4.C6" office:value-type="string">
            <text:p text:style-name="P49">Logical AND assignment (&amp;&amp;=)</text:p>
          </table:table-cell>
          <table:table-cell table:style-name="Table4.C6" office:value-type="string">
            <text:p text:style-name="P48">x &amp;&amp;= y</text:p>
          </table:table-cell>
          <table:table-cell table:style-name="Table4.C9" office:value-type="string">
            <text:p text:style-name="P25">x &amp;&amp; (x = y);</text:p>
          </table:table-cell>
          <table:table-cell table:style-name="Table4.D9" office:value-type="string">
            <text:p text:style-name="P25">x = x &amp;&amp; y;</text:p>
          </table:table-cell>
        </table:table-row>
        <table:table-row table:style-name="Table4.1">
          <table:table-cell table:style-name="Table4.C6" office:value-type="string">
            <text:p text:style-name="P49">Logical OR assignment (||=)</text:p>
          </table:table-cell>
          <table:table-cell table:style-name="Table4.C6" office:value-type="string">
            <text:p text:style-name="P46">x ||= y</text:p>
          </table:table-cell>
          <table:table-cell table:style-name="Table4.C10" office:value-type="string">
            <text:p text:style-name="P25">x || (x = y);</text:p>
          </table:table-cell>
          <table:table-cell table:style-name="Table4.D10" office:value-type="string">
            <text:p text:style-name="P25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55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3">ES6, no IE11 support - FF <text:span text:style-name="T32">4</text:span><text:span text:style-name="T26">2</text:span>, Chrome <text:span text:style-name="T32">49, </text:span>Edge <text:span text:style-name="T32">12</text:span>, Safari 1<text:span text:style-name="T32">0</text:span>, <text:span text:style-name="T26">Safari on iOS 1</text:span><text:span text:style-name="T32">0</text:span><text:span text:style-name="T26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6">Function</text:p>
          </table:table-cell>
          <table:table-cell table:style-name="Table5.A3" office:value-type="string">
            <text:p text:style-name="P55">Description</text:p>
          </table:table-cell>
          <table:table-cell table:style-name="Table5.C3" office:value-type="string">
            <text:p text:style-name="P51">equivalent</text:p>
          </table:table-cell>
        </table:table-row>
        <table:table-row>
          <table:table-cell table:style-name="Table5.A4" office:value-type="string">
            <text:p text:style-name="P23">Reflect.apply(target, thisArgument, argumentsList);</text:p>
          </table:table-cell>
          <table:table-cell table:style-name="Table5.B4" office:value-type="string">
            <text:p text:style-name="P23">Calls a target function with arguments as specified by the argumentsList parameter.</text:p>
          </table:table-cell>
          <table:table-cell table:style-name="Table5.C4" office:value-type="string">
            <text:p text:style-name="P34">Function.prototype.apply();</text:p>
          </table:table-cell>
        </table:table-row>
        <table:table-row>
          <table:table-cell table:style-name="Table5.A5" office:value-type="string">
            <text:p text:style-name="P37">Reflect.construct(target,argumentsList</text:p>
            <text:p text:style-name="P37">[,newTarget]);</text:p>
          </table:table-cell>
          <table:table-cell table:style-name="Table5.B5" office:value-type="string">
            <text:p text:style-name="P23">The <text:span text:style-name="T29">new operator </text:span>as a function. </text:p>
          </table:table-cell>
          <table:table-cell table:style-name="Table5.C5" office:value-type="string">
            <text:p text:style-name="P80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7">Reflect.defineProperty(target,propertyKey,</text:p>
            <text:p text:style-name="P37">attributes);</text:p>
          </table:table-cell>
          <table:table-cell table:style-name="Table5.B5" office:value-type="string">
            <text:p text:style-name="P80"><text:span text:style-name="T33">Similar to Object.defineProperty(). Returns a boolean that is </text:span><text:span text:style-name="Source_20_Text"><text:span text:style-name="T9">true</text:span></text:span><text:span text:style-name="T33"> if the property was successfully defined.</text:span></text:p>
          </table:table-cell>
          <table:table-cell table:style-name="Table5.C6" office:value-type="string">
            <text:p text:style-name="P79"><text:span text:style-name="Source_20_Text"><text:span text:style-name="T9">Object.defineProperty(target, propertyKey,attributes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deleteProperty(target,propertyKey);</text:p>
          </table:table-cell>
          <table:table-cell table:style-name="Table5.B5" office:value-type="string">
            <text:p text:style-name="P23">The delete operator as a function.</text:p>
          </table:table-cell>
          <table:table-cell table:style-name="Table5.C7" office:value-type="string">
            <text:p text:style-name="P23">delete target[propertyKey];</text:p>
          </table:table-cell>
        </table:table-row>
        <table:table-row>
          <table:table-cell table:style-name="Table5.A5" office:value-type="string">
            <text:p text:style-name="P23">Reflect.get(target,propertyKey[,receiver]);</text:p>
          </table:table-cell>
          <table:table-cell table:style-name="Table5.B5" office:value-type="string">
            <text:p text:style-name="P23">Returns the value of the property <text:span text:style-name="T30">of the object</text:span>.</text:p>
          </table:table-cell>
          <table:table-cell table:style-name="Table5.C8" office:value-type="string">
            <text:p text:style-name="P23">target[propertyKey];</text:p>
          </table:table-cell>
        </table:table-row>
        <table:table-row>
          <table:table-cell table:style-name="Table5.A5" office:value-type="string">
            <text:p text:style-name="P37">Reflect.getOwnPropertyDescriptor(target,</text:p>
            <text:p text:style-name="P37">propertyKey);</text:p>
          </table:table-cell>
          <table:table-cell table:style-name="Table5.B5" office:value-type="string">
            <text:p text:style-name="P23">Returns a property descriptor of the given property if it exists on the object, undefined otherwise.</text:p>
          </table:table-cell>
          <table:table-cell table:style-name="Table5.C9" office:value-type="string">
            <text:p text:style-name="P76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getPrototypeOf(target);</text:p>
          </table:table-cell>
          <table:table-cell table:style-name="Table5.B5" office:value-type="string">
            <text:p text:style-name="P78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75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23">Reflect.has(target,propertyKey);</text:p>
          </table:table-cell>
          <table:table-cell table:style-name="Table5.B5" office:value-type="string">
            <text:p text:style-name="P23">Returns a boolean whether the target has the property.</text:p>
          </table:table-cell>
          <table:table-cell table:style-name="Table5.C11" office:value-type="string">
            <text:p text:style-name="P35"><text:span text:style-name="T35">p</text:span>ropertyKey <text:span text:style-name="T31">in target;</text:span></text:p>
          </table:table-cell>
        </table:table-row>
        <table:table-row>
          <table:table-cell table:style-name="Table5.A5" office:value-type="string">
            <text:p text:style-name="P23">Reflect.isExtensible(target);</text:p>
          </table:table-cell>
          <table:table-cell table:style-name="Table5.B5" office:value-type="string">
            <text:p text:style-name="P23">Returns a boolean that is true if the target is extensible.</text:p>
          </table:table-cell>
          <table:table-cell table:style-name="Table5.C12" office:value-type="string">
            <text:p text:style-name="P75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ownKeys(target);</text:p>
          </table:table-cell>
          <table:table-cell table:style-name="Table5.B5" office:value-type="string">
            <text:p text:style-name="P23">Returns an array of the target object's own (not inherited) property keys.</text:p>
          </table:table-cell>
          <table:table-cell table:style-name="Table5.C13" office:value-type="string">
            <text:p text:style-name="P23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23">Reflect.preventExtensions(target);</text:p>
          </table:table-cell>
          <table:table-cell table:style-name="Table5.B5" office:value-type="string">
            <text:p text:style-name="P23"><text:span text:style-name="T34">P</text:span>revents new properties from ever being added to an object. <text:span text:style-name="T35">S</text:span>imilar to Object.preventExtensions().</text:p>
          </table:table-cell>
          <table:table-cell table:style-name="Table5.C14" office:value-type="string">
            <text:p text:style-name="P77"><text:span text:style-name="Source_20_Text"><text:span text:style-name="T9">Object.preventExtensions(target);</text:span></text:span></text:p>
            <text:p text:style-name="P36"/>
          </table:table-cell>
        </table:table-row>
        <table:table-row>
          <table:table-cell table:style-name="Table5.A5" office:value-type="string">
            <text:p text:style-name="P37">Reflect.set(target,propertyKey,value</text:p>
            <text:p text:style-name="P37">[,receiver]);</text:p>
          </table:table-cell>
          <table:table-cell table:style-name="Table5.B5" office:value-type="string">
            <text:p text:style-name="P23"><text:span text:style-name="T34">A</text:span>ssigns values to properties. Returns a boolean that is true if the update was successful.</text:p>
          </table:table-cell>
          <table:table-cell table:style-name="Table5.C15" office:value-type="string">
            <text:p text:style-name="P36">target[propertyKey] = value;</text:p>
          </table:table-cell>
        </table:table-row>
        <table:table-row>
          <table:table-cell table:style-name="Table5.A16" office:value-type="string">
            <text:p text:style-name="P23">Reflect.setPrototypeOf(target,prototype);</text:p>
          </table:table-cell>
          <table:table-cell table:style-name="Table5.B16" office:value-type="string">
            <text:p text:style-name="P23"><text:span text:style-name="T34">S</text:span>ets the prototype of an object. Returns a boolean that is true if the update was successful.</text:p>
          </table:table-cell>
          <table:table-cell table:style-name="Table5.C16" office:value-type="string">
            <text:p text:style-name="P79"><text:span text:style-name="Source_20_Text"><text:span text:style-name="T9">Object.setPrototypeOf(target,prototype);</text:span></text:span></text:p>
            <text:p text:style-name="P23"/>
          </table:table-cell>
        </table:table-row>
      </table:table>
      <text:p text:style-name="P9"/>
      <text:p text:style-name="P10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3">Map <text:span text:style-name="T37">Object</text:span></text:p>
          </table:table-cell>
          <table:table-cell table:style-name="Table6.B1" office:value-type="string">
            <text:p text:style-name="P43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16"/>
            <text:p text:style-name="P20"><text:span text:style-name="T36">var myMap = new Map(</text:span><text:span text:style-name="T37">[iterable]</text:span><text:span text:style-name="T36">);</text:span></text:p>
            <text:p text:style-name="P16"/>
            <text:p text:style-name="P16">// <text:span text:style-name="T36">The Map object</text:span><text:span text:style-name="T37">s</text:span><text:span text:style-name="T36"> are iterable.</text:span></text:p>
            <text:p text:style-name="P16">for (<text:span text:style-name="T36">let</text:span> [key, value] of myMap) { </text:p>
            <text:p text:style-name="P16"><text:s text:c="2"/>console.log(`${key} = ${value}`);</text:p>
            <text:p text:style-name="P16">}</text:p>
            <text:p text:style-name="P16"/>
            <text:p text:style-name="P17">var cloneMap = new Map(myMap);</text:p>
            <text:p text:style-name="P17">Map.prototype.size;</text:p>
            <text:p text:style-name="P17">Map.prototype.get(&lt;key&gt;); -&gt; value/undefines</text:p>
            <text:p text:style-name="P17">Map.prototype.set(&lt;key&gt;,&lt;value&gt;); -&gt; Map object</text:p>
            <text:p text:style-name="P17">Map.prototype.has(&lt;key&gt;); -&gt; boolean</text:p>
            <text:p text:style-name="P17">Map.prototype.delete(&lt;key&gt;); -&gt; boolean</text:p>
            <text:p text:style-name="P17">Map.prototype.clear(); -&gt; undefined</text:p>
            <text:p text:style-name="P17"/>
            <text:p text:style-name="P17">Map.prototype.forEach(function (value,key,map)<text:span text:style-name="T37">)</text:span>; -&gt; undefined</text:p>
            <text:p text:style-name="P17">Map.prototype.keys(); -&gt; iterator of keys</text:p>
            <text:p text:style-name="P17">Map.prototype.values(); -&gt; iterator of values</text:p>
            <text:p text:style-name="P17">Map.prototype.entries(); -&gt; iterator of [key, value]</text:p>
            <text:p text:style-name="P17"/>
          </table:table-cell>
          <table:table-cell table:style-name="Table6.B2" table:number-rows-spanned="3" office:value-type="string">
            <text:p text:style-name="P18">function isSuperset(set, subset) {</text:p>
            <text:p text:style-name="P18"><text:s text:c="2"/>for (const elem of subset) {</text:p>
            <text:p text:style-name="P18"><text:s text:c="4"/>if (!set.has(elem)) { return false; }</text:p>
            <text:p text:style-name="P18"><text:s text:c="2"/>}</text:p>
            <text:p text:style-name="P18"><text:s text:c="2"/>return true;</text:p>
            <text:p text:style-name="P18">}</text:p>
            <text:p text:style-name="P18"/>
            <text:p text:style-name="P18">function union(setA, setB) {</text:p>
            <text:p text:style-name="P18"><text:s text:c="2"/>const _union = new Set(setA);</text:p>
            <text:p text:style-name="P18"><text:s text:c="2"/>for (const elem of setB) { _union.add(elem); }</text:p>
            <text:p text:style-name="P18"><text:s text:c="2"/>return _union;</text:p>
            <text:p text:style-name="P18">}</text:p>
            <text:p text:style-name="P18">function intersection(setA, setB) {</text:p>
            <text:p text:style-name="P18"><text:s text:c="2"/>const _intersection = new Set();</text:p>
            <text:p text:style-name="P18"><text:s text:c="2"/>for (const elem of setB) {</text:p>
            <text:p text:style-name="P18"><text:s text:c="4"/>if (setA.has(elem)) { _intersection.add(elem); }</text:p>
            <text:p text:style-name="P18"><text:s text:c="2"/>}</text:p>
            <text:p text:style-name="P18"><text:s text:c="2"/>return _intersection;</text:p>
            <text:p text:style-name="P18">}</text:p>
            <text:p text:style-name="P18"/>
            <text:p text:style-name="P19">function difference(setA, setB) {</text:p>
            <text:p text:style-name="P19"><text:s text:c="2"/>const _difference = new Set(setA);</text:p>
            <text:p text:style-name="P19"><text:s text:c="2"/>for (const elem of setB) { _difference.delete(elem); }</text:p>
            <text:p text:style-name="P19"><text:s text:c="2"/>return _difference;</text:p>
            <text:p text:style-name="P19">}</text:p>
            <text:p text:style-name="P18">function symmetricDifference(setA, setB) {</text:p>
            <text:p text:style-name="P18"><text:s text:c="2"/>const _d = new Set(setA);</text:p>
            <text:p text:style-name="P18"><text:s text:c="2"/>for (const <text:span text:style-name="T38">e</text:span> of setB) {</text:p>
            <text:p text:style-name="P18"><text:s text:c="4"/>if (_d.has(<text:span text:style-name="T38">e</text:span>)) { _d.delete(<text:span text:style-name="T38">e</text:span>); } else { _d.add(<text:span text:style-name="T38">e</text:span>); }</text:p>
            <text:p text:style-name="P18"><text:s text:c="2"/>}</text:p>
            <text:p text:style-name="P18"><text:s text:c="2"/>return _d;</text:p>
            <text:p text:style-name="P18">}</text:p>
            <text:p text:style-name="P18"/>
            <text:p text:style-name="P18">const setA = new Set([1,2,3,4]), setB = new Set([2, 3]), setC = new Set([3, 4, 5, 6])</text:p>
            <text:p text:style-name="P18">isSuperset(setA, setB); <text:s text:c="9"/>// true</text:p>
            <text:p text:style-name="P18">union(setA, setC); <text:s text:c="14"/>// <text:span text:style-name="T37">Set </text:span>{1, 2, 3, 4, 5, 6}</text:p>
            <text:p text:style-name="P18">intersection(setA, setC); <text:s text:c="7"/>// <text:span text:style-name="T37">S</text:span>et {3, 4}</text:p>
            <text:p text:style-name="P19">difference(setA, setC); <text:s text:c="9"/>// Set {1, 2}</text:p>
            <text:p text:style-name="P18">symmetricDifference(setA, setC); // Set {1, 2, 5, 6}</text:p>
          </table:table-cell>
        </table:table-row>
        <table:table-row>
          <table:table-cell table:style-name="Table6.A3" office:value-type="string">
            <text:p text:style-name="P44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21"/>
            <text:p text:style-name="P21"><text:span text:style-name="T36">var my</text:span><text:span text:style-name="T37">Set</text:span><text:span text:style-name="T36"> = new </text:span><text:span text:style-name="T37">Set</text:span><text:span text:style-name="T36">(</text:span><text:span text:style-name="T37">[iterable]</text:span><text:span text:style-name="T36">);</text:span></text:p>
            <text:p text:style-name="P21"/>
            <text:p text:style-name="P21">// <text:span text:style-name="T36">The </text:span><text:span text:style-name="T37">Set</text:span><text:span text:style-name="T36"> object</text:span><text:span text:style-name="T37">s</text:span><text:span text:style-name="T36"> are iterable.</text:span></text:p>
            <text:p text:style-name="P21">for (const item of mySet) { console.log(item); }</text:p>
            <text:p text:style-name="P21"/>
            <text:p text:style-name="P21"><text:span text:style-name="T36">var clone</text:span><text:span text:style-name="T37">Set</text:span><text:span text:style-name="T36"> = new </text:span><text:span text:style-name="T37">Set</text:span><text:span text:style-name="T36">(my</text:span><text:span text:style-name="T37">S</text:span><text:span text:style-name="T39">e</text:span><text:span text:style-name="T37">t</text:span><text:span text:style-name="T36">);</text:span></text:p>
            <text:p text:style-name="P21"><text:span text:style-name="T37">Set</text:span><text:span text:style-name="T36">.prototype.size;</text:span></text:p>
            <text:p text:style-name="P21"><text:span text:style-name="T37">Set</text:span><text:span text:style-name="T36">.prototype.</text:span><text:span text:style-name="T37">add</text:span><text:span text:style-name="T36">(&lt;value&gt;); -&gt; </text:span><text:span text:style-name="T37">Set</text:span><text:span text:style-name="T36"> object</text:span></text:p>
            <text:p text:style-name="P18"><text:span text:style-name="T37">Set</text:span>.prototype.has(&lt;<text:span text:style-name="T37">value</text:span>&gt;); -&gt; boolean</text:p>
            <text:p text:style-name="P18"><text:span text:style-name="T37">Set</text:span>.prototype.delete(&lt;<text:span text:style-name="T37">value</text:span>&gt;); -&gt; boolean</text:p>
            <text:p text:style-name="P18"><text:span text:style-name="T37">Set</text:span>.prototype.clear(); -&gt; undefined</text:p>
            <text:p text:style-name="P18"/>
            <text:p text:style-name="P18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18"><text:span text:style-name="T37">Set</text:span>.prototype.keys(); -&gt; iterator of <text:span text:style-name="T37">values</text:span></text:p>
            <text:p text:style-name="P18"><text:span text:style-name="T37">Set</text:span>.prototype.values(); -&gt; iterator of values</text:p>
            <text:p text:style-name="P18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<text:s/>/ </text:span></text:span><text:span text:style-name="Default_20_Paragraph_20_Font"><text:span text:style-name="MT1"><text:page-count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5-14T15:32:42.621000000</dc:date>
    <meta:print-date>2019-10-25T15:04:00Z</meta:print-date>
    <meta:editing-cycles>308</meta:editing-cycles>
    <meta:editing-duration>PT14H50M57S</meta:editing-duration>
    <meta:document-statistic meta:table-count="7" meta:image-count="0" meta:object-count="0" meta:page-count="7" meta:paragraph-count="439" meta:word-count="1843" meta:character-count="14248" meta:non-whitespace-character-count="12532"/>
    <meta:template xlink:type="simple" xlink:actuate="onRequest" xlink:title="" xlink:href="Normal.dotm"/>
  </office:meta>
</office:document-meta>
</file>